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096543760DDE4C52A5A.png" manifest:media-type="image/png"/>
  <manifest:file-entry manifest:full-path="Pictures/100000000000003200000032AFD1B21AC779A918.png" manifest:media-type="image/png"/>
  <manifest:file-entry manifest:full-path="Pictures/100000000000004E0000004E85DDAEC7850D45EA.png" manifest:media-type="image/png"/>
  <manifest:file-entry manifest:full-path="Pictures/100000000000007E0000007EF44E1B0ABD764979.png" manifest:media-type="image/png"/>
  <manifest:file-entry manifest:full-path="Pictures/10000000000000960000009637F252A355E42A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68cm" svg:height="3.968cm" svg:x="5.5cm" svg:y="7.5cm">
          <draw:image xlink:href="Pictures/10000000000000960000009637F252A355E42AB8.png" xlink:type="simple" xlink:show="embed" xlink:actuate="onLoad" draw:mime-type="image/png">
            <text:p/>
          </draw:image>
        </draw:frame>
        <draw:frame draw:style-name="gr1" draw:text-style-name="P1" draw:layer="layout" svg:width="3.333cm" svg:height="3.333cm" svg:x="9.41cm" svg:y="12.504cm">
          <draw:image xlink:href="Pictures/100000000000007E0000007EF44E1B0ABD764979.png" xlink:type="simple" xlink:show="embed" xlink:actuate="onLoad" draw:mime-type="image/png">
            <text:p/>
          </draw:image>
        </draw:frame>
        <draw:frame draw:style-name="gr1" draw:text-style-name="P1" draw:layer="layout" svg:width="2.063cm" svg:height="2.063cm" svg:x="13.187cm" svg:y="17.25cm">
          <draw:image xlink:href="Pictures/100000000000004E0000004E85DDAEC7850D45EA.png" xlink:type="simple" xlink:show="embed" xlink:actuate="onLoad" draw:mime-type="image/png">
            <text:p/>
          </draw:image>
        </draw:frame>
        <draw:frame draw:style-name="gr1" draw:text-style-name="P1" draw:layer="layout" svg:width="1.322cm" svg:height="1.322cm" svg:x="16.5cm" svg:y="20.75cm">
          <draw:image xlink:href="Pictures/100000000000003200000032AFD1B21AC779A918.png" xlink:type="simple" xlink:show="embed" xlink:actuate="onLoad" draw:mime-type="image/png">
            <text:p/>
          </draw:image>
        </draw:frame>
        <draw:frame draw:style-name="gr1" draw:text-style-name="P1" draw:layer="layout" svg:width="3.968cm" svg:height="3.968cm" svg:x="4.282cm" svg:y="20.5cm">
          <draw:image xlink:href="Pictures/100000000000009600000096543760DDE4C52A5A.png" xlink:type="simple" xlink:show="embed" xlink:actuate="onLoad" draw:mime-type="image/png">
            <text:p/>
          </draw:image>
        </draw:frame>
        <draw:frame draw:style-name="gr1" draw:text-style-name="P1" draw:layer="layout" svg:width="3.968cm" svg:height="3.968cm" svg:x="16.032cm" svg:y="1.532cm">
          <draw:image xlink:href="Pictures/100000000000009600000096543760DDE4C52A5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09:42:27.125463651</meta:creation-date>
    <dc:date>2023-08-19T13:08:35.231112689</dc:date>
    <meta:editing-duration>PT33M58S</meta:editing-duration>
    <meta:editing-cycles>3</meta:editing-cycles>
    <meta:generator>LibreOffice/7.3.7.2$Linux_X86_64 LibreOffice_project/30$Build-2</meta:generator>
    <meta:document-statistic meta:object-count="6"/>
  </office:meta>
</office:document-meta>
</file>